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3826" officeooo:paragraph-rsid="00193826"/>
    </style:style>
    <style:style style:name="P2" style:family="paragraph" style:parent-style-name="Standard" style:list-style-name="L1">
      <style:text-properties officeooo:rsid="001aa205" officeooo:paragraph-rsid="001aa205"/>
    </style:style>
    <style:style style:name="P3" style:family="paragraph" style:parent-style-name="Standard" style:list-style-name="L1">
      <style:text-properties officeooo:rsid="001ae92b" officeooo:paragraph-rsid="001ae92b"/>
    </style:style>
    <style:style style:name="P4" style:family="paragraph" style:parent-style-name="Standard" style:list-style-name="L1">
      <style:text-properties officeooo:rsid="001bffa8" officeooo:paragraph-rsid="001bffa8"/>
    </style:style>
    <style:style style:name="P5" style:family="paragraph" style:parent-style-name="Standard" style:list-style-name="L1">
      <style:text-properties officeooo:rsid="001ddaef" officeooo:paragraph-rsid="001ddaef"/>
    </style:style>
    <style:style style:name="P6" style:family="paragraph" style:parent-style-name="Standard" style:list-style-name="L1">
      <style:text-properties officeooo:rsid="002949b3" officeooo:paragraph-rsid="002949b3"/>
    </style:style>
    <style:style style:name="P7" style:family="paragraph" style:parent-style-name="Standard" style:list-style-name="L1">
      <style:text-properties officeooo:rsid="002949b3" officeooo:paragraph-rsid="00202803"/>
    </style:style>
    <style:style style:name="P8" style:family="paragraph" style:parent-style-name="Standard" style:list-style-name="L1">
      <style:text-properties officeooo:rsid="00323c33" officeooo:paragraph-rsid="00323c33"/>
    </style:style>
    <style:style style:name="P9" style:family="paragraph" style:parent-style-name="Standard" style:list-style-name="L1">
      <style:text-properties officeooo:rsid="00202803" officeooo:paragraph-rsid="00202803"/>
    </style:style>
    <style:style style:name="P10" style:family="paragraph" style:parent-style-name="Standard" style:list-style-name="L1">
      <style:text-properties officeooo:rsid="002122f5" officeooo:paragraph-rsid="002122f5"/>
    </style:style>
    <style:style style:name="P11" style:family="paragraph" style:parent-style-name="Standard" style:list-style-name="L1">
      <style:text-properties officeooo:rsid="0027c439" officeooo:paragraph-rsid="0027c439"/>
    </style:style>
    <style:style style:name="P12" style:family="paragraph" style:parent-style-name="Standard" style:list-style-name="L1">
      <style:text-properties officeooo:rsid="0027c439" officeooo:paragraph-rsid="002949b3"/>
    </style:style>
    <style:style style:name="P13" style:family="paragraph" style:parent-style-name="Standard" style:list-style-name="L1">
      <style:text-properties officeooo:rsid="0027c439" officeooo:paragraph-rsid="002ecc85"/>
    </style:style>
    <style:style style:name="P14" style:family="paragraph" style:parent-style-name="Standard" style:list-style-name="L1">
      <style:text-properties officeooo:rsid="0027c439" officeooo:paragraph-rsid="00361482"/>
    </style:style>
    <style:style style:name="P15" style:family="paragraph" style:parent-style-name="Standard" style:list-style-name="L1">
      <style:text-properties officeooo:rsid="002624e5" officeooo:paragraph-rsid="002624e5"/>
    </style:style>
    <style:style style:name="P16" style:family="paragraph" style:parent-style-name="Standard" style:list-style-name="L1">
      <style:text-properties officeooo:rsid="0034949e" officeooo:paragraph-rsid="0034949e"/>
    </style:style>
    <style:style style:name="P17" style:family="paragraph" style:parent-style-name="Standard" style:list-style-name="L1">
      <style:text-properties officeooo:rsid="0034949e" officeooo:paragraph-rsid="00361482"/>
    </style:style>
    <style:style style:name="P18" style:family="paragraph" style:parent-style-name="Standard" style:list-style-name="L1">
      <style:text-properties officeooo:rsid="002ecc85" officeooo:paragraph-rsid="002ecc85"/>
    </style:style>
    <style:style style:name="P19" style:family="paragraph" style:parent-style-name="Standard" style:list-style-name="L1">
      <style:text-properties officeooo:rsid="002f93d4" officeooo:paragraph-rsid="002f93d4"/>
    </style:style>
    <style:style style:name="P20" style:family="paragraph" style:parent-style-name="Standard" style:list-style-name="L1">
      <style:text-properties officeooo:rsid="003092b4" officeooo:paragraph-rsid="003092b4"/>
    </style:style>
    <style:style style:name="P21" style:family="paragraph" style:parent-style-name="Standard" style:list-style-name="L1">
      <style:text-properties officeooo:rsid="00361482" officeooo:paragraph-rsid="00361482"/>
    </style:style>
    <style:style style:name="P22" style:family="paragraph" style:parent-style-name="Standard" style:list-style-name="L1">
      <style:text-properties officeooo:rsid="0037b977" officeooo:paragraph-rsid="0037b977"/>
    </style:style>
    <style:style style:name="P23" style:family="paragraph" style:parent-style-name="Standard" style:list-style-name="L1">
      <style:text-properties officeooo:rsid="00396abc" officeooo:paragraph-rsid="00396abc"/>
    </style:style>
    <style:style style:name="P24" style:family="paragraph" style:parent-style-name="Standard" style:list-style-name="L1">
      <style:text-properties officeooo:rsid="003c592f" officeooo:paragraph-rsid="003c592f"/>
    </style:style>
    <style:style style:name="P25" style:family="paragraph" style:parent-style-name="Standard" style:list-style-name="L1">
      <style:text-properties officeooo:rsid="003efb11" officeooo:paragraph-rsid="003c592f"/>
    </style:style>
    <style:style style:name="P26" style:family="paragraph" style:parent-style-name="Heading_20_1">
      <style:paragraph-properties fo:text-align="center" style:justify-single-word="false"/>
      <style:text-properties officeooo:paragraph-rsid="0040a1d1"/>
    </style:style>
    <style:style style:name="P27" style:family="paragraph" style:parent-style-name="Header" style:list-style-name="">
      <style:text-properties officeooo:rsid="0040a1d1" officeooo:paragraph-rsid="0040a1d1"/>
    </style:style>
    <style:style style:name="T1" style:family="text">
      <style:text-properties officeooo:rsid="001ddaef"/>
    </style:style>
    <style:style style:name="T2" style:family="text">
      <style:text-properties officeooo:rsid="001f4ded"/>
    </style:style>
    <style:style style:name="T3" style:family="text">
      <style:text-properties officeooo:rsid="002122f5"/>
    </style:style>
    <style:style style:name="T4" style:family="text">
      <style:text-properties officeooo:rsid="0022860a"/>
    </style:style>
    <style:style style:name="T5" style:family="text">
      <style:text-properties officeooo:rsid="002624e5"/>
    </style:style>
    <style:style style:name="T6" style:family="text">
      <style:text-properties officeooo:rsid="0027c439"/>
    </style:style>
    <style:style style:name="T7" style:family="text">
      <style:text-properties officeooo:rsid="002949b3"/>
    </style:style>
    <style:style style:name="T8" style:family="text">
      <style:text-properties officeooo:rsid="002a4923"/>
    </style:style>
    <style:style style:name="T9" style:family="text">
      <style:text-properties officeooo:rsid="002d9573"/>
    </style:style>
    <style:style style:name="T10" style:family="text">
      <style:text-properties officeooo:rsid="002ecc85"/>
    </style:style>
    <style:style style:name="T11" style:family="text">
      <style:text-properties officeooo:rsid="003092b4"/>
    </style:style>
    <style:style style:name="T12" style:family="text">
      <style:text-properties officeooo:rsid="00323c33"/>
    </style:style>
    <style:style style:name="T13" style:family="text">
      <style:text-properties officeooo:rsid="0032844c"/>
    </style:style>
    <style:style style:name="T14" style:family="text">
      <style:text-properties officeooo:rsid="00352133"/>
    </style:style>
    <style:style style:name="T15" style:family="text">
      <style:text-properties officeooo:rsid="00361482"/>
    </style:style>
    <style:style style:name="T16" style:family="text">
      <style:text-properties officeooo:rsid="0037b977"/>
    </style:style>
    <style:style style:name="T17" style:family="text">
      <style:text-properties officeooo:rsid="003b5ab0"/>
    </style:style>
    <style:style style:name="T18" style:family="text">
      <style:text-properties officeooo:rsid="0040a1d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779063726550879" text:style-name="Outline">
        <text:list-item>
          <text:h text:style-name="P26" text:outline-level="1">Plan d<text:span text:style-name="T18">e</text:span> mémoire </text:h>
        </text:list-item>
        <text:list-item>
          <text:h text:style-name="P26" text:outline-level="1"><text:span text:style-name="T18">Refonte du</text:span> moteur de recherche du Parlement Européen</text:h>
        </text:list-item>
      </text:list>
      <text:list xml:id="list4848005944812699973" text:style-name="L1">
        <text:list-item>
          <text:h text:style-name="P1" text:outline-level="1"><text:bookmark-start text:name="__RefHeading___Toc793_1898550510"/>Statut et mission de l’auditeur au sein du Parlement Européen<text:bookmark-end text:name="__RefHeading___Toc793_1898550510"/></text:h>
        </text:list-item>
        <text:list-item>
          <text:h text:style-name="P2" text:outline-level="1"><text:bookmark-start text:name="__RefHeading___Toc795_1898550510"/><text:span text:style-name="T3">L</text:span>a situation initiale<text:bookmark-end text:name="__RefHeading___Toc795_1898550510"/></text:h>
          <text:list>
            <text:list-item>
              <text:h text:style-name="P2" text:outline-level="1"><text:bookmark-start text:name="__RefHeading___Toc797_1898550510"/>Présentation et fonction de la GSA<text:bookmark-end text:name="__RefHeading___Toc797_1898550510"/></text:h>
            </text:list-item>
            <text:list-item>
              <text:h text:style-name="P3" text:outline-level="1"><text:bookmark-start text:name="__RefHeading___Toc799_1898550510"/>Les lacunes du système<text:bookmark-end text:name="__RefHeading___Toc799_1898550510"/></text:h>
              <text:list>
                <text:list-item>
                  <text:h text:style-name="P3" text:outline-level="1"><text:bookmark-start text:name="__RefHeading___Toc801_1898550510"/><text:span text:style-name="T1">Une f</text:span>onction principale insatisfaisante<text:bookmark-end text:name="__RefHeading___Toc801_1898550510"/></text:h>
                </text:list-item>
                <text:list-item>
                  <text:h text:style-name="P3" text:outline-level="1"><text:bookmark-start text:name="__RefHeading___Toc803_1898550510"/><text:span text:style-name="T1">Des f</text:span>onctions secondaire<text:span text:style-name="T1">s</text:span> absentes<text:bookmark-end text:name="__RefHeading___Toc803_1898550510"/></text:h>
                </text:list-item>
              </text:list>
            </text:list-item>
            <text:list-item>
              <text:h text:style-name="P4" text:outline-level="1"><text:bookmark-start text:name="__RefHeading___Toc805_1898550510"/>Une échéance à relever<text:bookmark-end text:name="__RefHeading___Toc805_1898550510"/></text:h>
            </text:list-item>
          </text:list>
        </text:list-item>
        <text:list-item>
          <text:h text:style-name="P5" text:outline-level="1"><text:bookmark-start text:name="__RefHeading___Toc807_1898550510"/>Les contraintes techniques d<text:span text:style-name="T5">u</text:span> Parlement<text:bookmark-end text:name="__RefHeading___Toc807_1898550510"/></text:h>
          <text:list>
            <text:list-item>
              <text:h text:style-name="P5" text:outline-level="1"><text:bookmark-start text:name="__RefHeading___Toc809_1898550510"/>Les technologies supporté<text:span text:style-name="T4">e</text:span>s<text:bookmark-end text:name="__RefHeading___Toc809_1898550510"/></text:h>
            </text:list-item>
            <text:list-item>
              <text:h text:style-name="P5" text:outline-level="1"><text:bookmark-start text:name="__RefHeading___Toc811_1898550510"/>Un projet pilote vers le Cloud<text:bookmark-end text:name="__RefHeading___Toc811_1898550510"/></text:h>
            </text:list-item>
          </text:list>
        </text:list-item>
        <text:list-item>
          <text:h text:style-name="P5" text:outline-level="1"><text:bookmark-start text:name="__RefHeading___Toc813_1898550510"/>Cahier des charges fonctionnel<text:span text:style-name="T2">les</text:span><text:bookmark-end text:name="__RefHeading___Toc813_1898550510"/></text:h>
          <text:list>
            <text:list-item>
              <text:h text:style-name="P6" text:outline-level="1"><text:bookmark-start text:name="__RefHeading___Toc815_1898550510"/>Les besoins de la direction de la commu<text:span text:style-name="T8">ni</text:span>cation<text:bookmark-end text:name="__RefHeading___Toc815_1898550510"/></text:h>
            </text:list-item>
            <text:list-item>
              <text:h text:style-name="P6" text:outline-level="1"><text:bookmark-start text:name="__RefHeading___Toc817_1898550510"/>Les besoins de la direction technique<text:bookmark-end text:name="__RefHeading___Toc817_1898550510"/></text:h>
            </text:list-item>
          </text:list>
        </text:list-item>
        <text:list-item>
          <text:h text:style-name="P5" text:outline-level="1"><text:bookmark-start text:name="__RefHeading___Toc819_1898550510"/>Cahier des charges technique<text:span text:style-name="T2">s</text:span><text:bookmark-end text:name="__RefHeading___Toc819_1898550510"/></text:h>
          <text:list>
            <text:list-item>
              <text:h text:style-name="P6" text:outline-level="1"><text:bookmark-start text:name="__RefHeading___Toc821_1898550510"/>Les technologies autorisées<text:bookmark-end text:name="__RefHeading___Toc821_1898550510"/></text:h>
            </text:list-item>
            <text:list-item>
              <text:h text:style-name="P6" text:outline-level="1"><text:bookmark-start text:name="__RefHeading___Toc823_1898550510"/>Les processus qualit<text:span text:style-name="T12">é</text:span><text:bookmark-end text:name="__RefHeading___Toc823_1898550510"/></text:h>
              <text:list>
                <text:list-item>
                  <text:h text:style-name="P8" text:outline-level="1"><text:bookmark-start text:name="__RefHeading___Toc825_1898550510"/>Le suivi (framework ASTRA)<text:bookmark-end text:name="__RefHeading___Toc825_1898550510"/></text:h>
                </text:list-item>
                <text:list-item>
                  <text:h text:style-name="P8" text:outline-level="1"><text:bookmark-start text:name="__RefHeading___Toc827_1898550510"/>Documentation<text:bookmark-end text:name="__RefHeading___Toc827_1898550510"/></text:h>
                </text:list-item>
                <text:list-item>
                  <text:h text:style-name="P8" text:outline-level="1"><text:bookmark-start text:name="__RefHeading___Toc829_1898550510"/>Intégration continue <text:span text:style-name="T13">(Jenkins)</text:span><text:bookmark-end text:name="__RefHeading___Toc829_1898550510"/></text:h>
                </text:list-item>
                <text:list-item>
                  <text:h text:style-name="P8" text:outline-level="1"><text:bookmark-start text:name="__RefHeading___Toc831_1898550510"/>Tests unitaires et couverture de code<text:bookmark-end text:name="__RefHeading___Toc831_1898550510"/></text:h>
                </text:list-item>
                <text:list-item>
                  <text:h text:style-name="P8" text:outline-level="1"><text:bookmark-start text:name="__RefHeading___Toc833_1898550510"/>Revue de code automatique avec Sonar<text:bookmark-end text:name="__RefHeading___Toc833_1898550510"/></text:h>
                </text:list-item>
              </text:list>
            </text:list-item>
          </text:list>
        </text:list-item>
        <text:list-item>
          <text:h text:style-name="P9" text:outline-level="1"><text:bookmark-start text:name="__RefHeading___Toc835_1898550510"/>L<text:span text:style-name="T6">es étapes de la réalisation</text:span> <text:span text:style-name="T9">du </text:span>projet<text:bookmark-end text:name="__RefHeading___Toc835_1898550510"/></text:h>
          <text:list>
            <text:list-item>
              <text:h text:style-name="P9" text:outline-level="1"><text:bookmark-start text:name="__RefHeading___Toc837_1898550510"/>Une première phase d’analyse<text:bookmark-end text:name="__RefHeading___Toc837_1898550510"/></text:h>
              <text:list>
                <text:list-item>
                  <text:h text:style-name="P6" text:outline-level="1"><text:bookmark-start text:name="__RefHeading___Toc839_1898550510"/><text:span text:style-name="T10">D</text:span>éfinition de l’architecture applicative<text:bookmark-end text:name="__RefHeading___Toc839_1898550510"/></text:h>
                </text:list-item>
                <text:list-item>
                  <text:h text:style-name="P6" text:outline-level="1"><text:bookmark-start text:name="__RefHeading___Toc841_1898550510"/>Etat de l’art des solutions techniques applicables<text:bookmark-end text:name="__RefHeading___Toc841_1898550510"/></text:h>
                </text:list-item>
              </text:list>
            </text:list-item>
            <text:list-item>
              <text:h text:style-name="P9" text:outline-level="1"><text:bookmark-start text:name="__RefHeading___Toc843_1898550510"/><text:span text:style-name="T5">Une phase de r</text:span>echerche et <text:span text:style-name="T5">de </text:span>validation d<text:span text:style-name="T10">e la</text:span> solution technique<text:bookmark-end text:name="__RefHeading___Toc843_1898550510"/></text:h>
              <text:list>
                <text:list-item>
                  <text:h text:style-name="P10" text:outline-level="1"><text:bookmark-start text:name="__RefHeading___Toc845_1898550510"/>Un POC du module d’indexation<text:bookmark-end text:name="__RefHeading___Toc845_1898550510"/></text:h>
                </text:list-item>
                <text:list-item>
                  <text:h text:style-name="P10" text:outline-level="1"><text:bookmark-start text:name="__RefHeading___Toc847_1898550510"/>La solution Azur Search<text:bookmark-end text:name="__RefHeading___Toc847_1898550510"/></text:h>
                </text:list-item>
                <text:list-item>
                  <text:h text:style-name="P10" text:outline-level="1"><text:bookmark-start text:name="__RefHeading___Toc849_1898550510"/>Les solutions Amazon<text:bookmark-end text:name="__RefHeading___Toc849_1898550510"/></text:h>
                  <text:list>
                    <text:list-item>
                      <text:h text:style-name="P10" text:outline-level="1"><text:bookmark-start text:name="__RefHeading___Toc851_1898550510"/>CloudSearch<text:bookmark-end text:name="__RefHeading___Toc851_1898550510"/></text:h>
                    </text:list-item>
                    <text:list-item>
                      <text:h text:style-name="P10" text:outline-level="1"><text:bookmark-start text:name="__RefHeading___Toc853_1898550510"/>ElasticSearch service<text:bookmark-end text:name="__RefHeading___Toc853_1898550510"/></text:h>
                      <text:h text:style-name="P11" text:outline-level="1"><text:bookmark-start text:name="__RefHeading___Toc855_1898550510"/>(Parler de la gestion des droits)<text:bookmark-end text:name="__RefHeading___Toc855_1898550510"/></text:h>
                    </text:list-item>
                  </text:list>
                </text:list-item>
                <text:list-item>
                  <text:h text:style-name="P15" text:outline-level="1"><text:bookmark-start text:name="__RefHeading___Toc857_1898550510"/>L’hébergement des index ElasticSearch sur le réseau du Parlement<text:bookmark-end text:name="__RefHeading___Toc857_1898550510"/></text:h>
                </text:list-item>
                <text:list-item>
                  <text:h text:style-name="P6" text:outline-level="1"><text:bookmark-start text:name="__RefHeading___Toc859_1898550510"/>Conclusion<text:bookmark-end text:name="__RefHeading___Toc859_1898550510"/></text:h>
                </text:list-item>
              </text:list>
            </text:list-item>
            <text:list-item>
              <text:h text:style-name="P7" text:outline-level="1"><text:bookmark-start text:name="__RefHeading___Toc861_1898550510"/>Mise en place de la solution retenue<text:bookmark-end text:name="__RefHeading___Toc861_1898550510"/></text:h>
              <text:list>
                <text:list-item>
                  <text:h text:style-name="P16" text:outline-level="1"><text:bookmark-start text:name="__RefHeading___Toc863_1898550510"/>Mise à jour de l’architecture applicative <text:bookmark-end text:name="__RefHeading___Toc863_1898550510"/></text:h>
                  <text:h text:style-name="P16" text:outline-level="1"><text:bookmark-start text:name="__RefHeading___Toc865_1898550510"/>(ajout d’un web service de recherche)<text:bookmark-end text:name="__RefHeading___Toc865_1898550510"/></text:h>
                </text:list-item>
                <text:list-item>
                  <text:h text:style-name="P11" text:outline-level="1"><text:bookmark-start text:name="__RefHeading___Toc867_1898550510"/>Un développement par itération<text:bookmark-end text:name="__RefHeading___Toc867_1898550510"/></text:h>
                  <text:list>
                    <text:list-item>
                      <text:h text:style-name="P6" text:outline-level="1"><text:bookmark-start text:name="__RefHeading___Toc869_1898550510"/>Une technologie mal comprise <text:bookmark-end text:name="__RefHeading___Toc869_1898550510"/></text:h>
                      <text:h text:style-name="P6" text:outline-level="1"><text:bookmark-start text:name="__RefHeading___Toc871_1898550510"/>(<text:span text:style-name="T10">note : </text:span>par la maîtrise d’ouvrage et par la maîtrise d’œuvre)<text:bookmark-end text:name="__RefHeading___Toc871_1898550510"/></text:h>
                    </text:list-item>
                    <text:list-item>
                      <text:h text:style-name="P6" text:outline-level="1"><text:bookmark-start text:name="__RefHeading___Toc873_1898550510"/>De plus prioritaire au moins prioritaire<text:bookmark-end text:name="__RefHeading___Toc873_1898550510"/></text:h>
                    </text:list-item>
                    <text:list-item>
                      <text:h text:style-name="P12" text:outline-level="1"><text:bookmark-start text:name="__RefHeading___Toc875_1898550510"/>Des phases d’analyse approfondie et une redéfinition des besoins<text:bookmark-end text:name="__RefHeading___Toc875_1898550510"/></text:h>
                    </text:list-item>
                    <text:list-item>
                      <text:h text:style-name="P6" text:outline-level="1"><text:bookmark-start text:name="__RefHeading___Toc877_1898550510"/><text:soft-page-break/>Validation et boucle de retro-action<text:bookmark-end text:name="__RefHeading___Toc877_1898550510"/></text:h>
                      <text:h text:style-name="P6" text:outline-level="1"><text:bookmark-start text:name="__RefHeading___Toc879_1898550510"/>(<text:span text:style-name="T10">note : </text:span>exemples : <text:bookmark-end text:name="__RefHeading___Toc879_1898550510"/></text:h>
                      <text:h text:style-name="P6" text:outline-level="1"><text:bookmark-start text:name="__RefHeading___Toc881_1898550510"/>fréquence parsing trop importante,<text:bookmark-end text:name="__RefHeading___Toc881_1898550510"/></text:h>
                      <text:h text:style-name="P6" text:outline-level="1"><text:bookmark-start text:name="__RefHeading___Toc883_1898550510"/><text:s/>synonyme<text:span text:style-name="T10">s</text:span> trop laborieux <text:span text:style-name="T11">remplacé par la suggestion de phrase</text:span>, <text:bookmark-end text:name="__RefHeading___Toc883_1898550510"/></text:h>
                      <text:h text:style-name="P6" text:outline-level="1"><text:bookmark-start text:name="__RefHeading___Toc885_1898550510"/>autocompletion fulltext remplacé<text:span text:style-name="T10">e</text:span> par l’historique des requêtes)<text:bookmark-end text:name="__RefHeading___Toc885_1898550510"/></text:h>
                    </text:list-item>
                  </text:list>
                </text:list-item>
                <text:list-item>
                  <text:h text:style-name="P6" text:outline-level="1"><text:bookmark-start text:name="__RefHeading___Toc887_1898550510"/><text:span text:style-name="T10">Finition du module d’indexation et de son interface </text:span>d’administration<text:bookmark-end text:name="__RefHeading___Toc887_1898550510"/></text:h>
                  <text:list>
                    <text:list-item>
                      <text:h text:style-name="P18" text:outline-level="1"><text:bookmark-start text:name="__RefHeading___Toc889_1898550510"/>La gestion des fréquences d’indexation<text:bookmark-end text:name="__RefHeading___Toc889_1898550510"/></text:h>
                    </text:list-item>
                    <text:list-item>
                      <text:h text:style-name="P18" text:outline-level="1"><text:bookmark-start text:name="__RefHeading___Toc891_1898550510"/>Le lien entre les pages html et le modèle de données<text:bookmark-end text:name="__RefHeading___Toc891_1898550510"/></text:h>
                    </text:list-item>
                    <text:list-item>
                      <text:h text:style-name="P18" text:outline-level="1"><text:bookmark-start text:name="__RefHeading___Toc893_1898550510"/>La distinction entre les liens suivis et les pages indexées<text:bookmark-end text:name="__RefHeading___Toc893_1898550510"/></text:h>
                    </text:list-item>
                    <text:list-item>
                      <text:h text:style-name="P13" text:outline-level="1"><text:bookmark-start text:name="__RefHeading___Toc895_1898550510"/><text:span text:style-name="T10">P</text:span>olitiques d’indexation <text:span text:style-name="T10">et <text:s/>suppression des pages obsolètes</text:span><text:bookmark-end text:name="__RefHeading___Toc895_1898550510"/></text:h>
                    </text:list-item>
                    <text:list-item>
                      <text:h text:style-name="P18" text:outline-level="1"><text:bookmark-start text:name="__RefHeading___Toc897_1898550510"/>La gestion des pages en erreur<text:bookmark-end text:name="__RefHeading___Toc897_1898550510"/></text:h>
                    </text:list-item>
                    <text:list-item>
                      <text:h text:style-name="P18" text:outline-level="1"><text:bookmark-start text:name="__RefHeading___Toc899_1898550510"/>Une interface d’édition des index<text:bookmark-end text:name="__RefHeading___Toc899_1898550510"/></text:h>
                    </text:list-item>
                  </text:list>
                </text:list-item>
                <text:list-item>
                  <text:h text:style-name="P11" text:outline-level="1"><text:bookmark-start text:name="__RefHeading___Toc901_1898550510"/>L’<text:span text:style-name="T16">implémentation des</text:span> fonctionnalités <text:span text:style-name="T10">de recherches</text:span><text:bookmark-end text:name="__RefHeading___Toc901_1898550510"/></text:h>
                  <text:list>
                    <text:list-item>
                      <text:h text:style-name="P19" text:outline-level="1"><text:bookmark-start text:name="__RefHeading___Toc903_1898550510"/>Résumé des concepts ElasticSearch <text:bookmark-end text:name="__RefHeading___Toc903_1898550510"/></text:h>
                    </text:list-item>
                    <text:list-item>
                      <text:h text:style-name="P14" text:outline-level="1"><text:bookmark-start text:name="__RefHeading___Toc905_1898550510"/>L<text:span text:style-name="T7">e couplage entre la structure des index et les fonctionnalités de recherche</text:span><text:bookmark-end text:name="__RefHeading___Toc905_1898550510"/></text:h>
                    </text:list-item>
                    <text:list-item>
                      <text:h text:style-name="P19" text:outline-level="1"><text:bookmark-start text:name="__RefHeading___Toc907_1898550510"/><text:span text:style-name="T15">La</text:span> recherche sur une phrase<text:bookmark-end text:name="__RefHeading___Toc907_1898550510"/></text:h>
                    </text:list-item>
                    <text:list-item>
                      <text:h text:style-name="P19" text:outline-level="1"><text:bookmark-start text:name="__RefHeading___Toc909_1898550510"/>Une recherche simultanée sur la phrase et sur les mots<text:bookmark-end text:name="__RefHeading___Toc909_1898550510"/></text:h>
                    </text:list-item>
                    <text:list-item>
                      <text:h text:style-name="P19" text:outline-level="1"><text:bookmark-start text:name="__RefHeading___Toc911_1898550510"/>Corrections et suggestions de « phrases »<text:bookmark-end text:name="__RefHeading___Toc911_1898550510"/></text:h>
                    </text:list-item>
                    <text:list-item>
                      <text:h text:style-name="P20" text:outline-level="1"><text:bookmark-start text:name="__RefHeading___Toc913_1898550510"/>Auto complétion sur l’historique des requêtes pertinentes<text:bookmark-end text:name="__RefHeading___Toc913_1898550510"/></text:h>
                    </text:list-item>
                  </text:list>
                </text:list-item>
                <text:list-item>
                  <text:h text:style-name="P17" text:outline-level="1"><text:bookmark-start text:name="__RefHeading___Toc915_1898550510"/>Le web service de recherc<text:span text:style-name="T14">h</text:span>e<text:bookmark-end text:name="__RefHeading___Toc915_1898550510"/></text:h>
                  <text:list>
                    <text:list-item>
                      <text:h text:style-name="P21" text:outline-level="1"><text:bookmark-start text:name="__RefHeading___Toc917_1898550510"/>Un web service REST utilisable depuis n’importe quelle source<text:bookmark-end text:name="__RefHeading___Toc917_1898550510"/></text:h>
                    </text:list-item>
                    <text:list-item>
                      <text:h text:style-name="P21" text:outline-level="1"><text:bookmark-start text:name="__RefHeading___Toc919_1898550510"/>Une interface qui masque la complexité<text:bookmark-end text:name="__RefHeading___Toc919_1898550510"/></text:h>
                    </text:list-item>
                    <text:list-item>
                      <text:h text:style-name="P21" text:outline-level="1"><text:bookmark-start text:name="__RefHeading___Toc921_1898550510"/>La définition du modèle de donnée exposé<text:bookmark-end text:name="__RefHeading___Toc921_1898550510"/></text:h>
                    </text:list-item>
                    <text:list-item>
                      <text:h text:style-name="P22" text:outline-level="1"><text:bookmark-start text:name="__RefHeading___Toc923_1898550510"/><text:span text:style-name="T17">Implémentation d’une page de recherche</text:span> simplifié<text:span text:style-name="T17">e</text:span><text:bookmark-end text:name="__RefHeading___Toc923_1898550510"/></text:h>
                    </text:list-item>
                  </text:list>
                </text:list-item>
                <text:list-item>
                  <text:h text:style-name="P23" text:outline-level="1"><text:bookmark-start text:name="__RefHeading___Toc925_1898550510"/>Intégration du nouveau web service de recherche au site <text:span text:style-name="T17">internet </text:span>du parlement<text:bookmark-end text:name="__RefHeading___Toc925_1898550510"/></text:h>
                </text:list-item>
              </text:list>
            </text:list-item>
            <text:list-item>
              <text:h text:style-name="P22" text:outline-level="1"><text:bookmark-start text:name="__RefHeading___Toc927_1898550510"/>La documentation<text:bookmark-end text:name="__RefHeading___Toc927_1898550510"/></text:h>
              <text:list>
                <text:list-item>
                  <text:h text:style-name="P22" text:outline-level="1"><text:bookmark-start text:name="__RefHeading___Toc929_1898550510"/>Le Document Technique d’Architecture (DTA)<text:bookmark-end text:name="__RefHeading___Toc929_1898550510"/></text:h>
                </text:list-item>
                <text:list-item>
                  <text:h text:style-name="P22" text:outline-level="1"><text:bookmark-start text:name="__RefHeading___Toc931_1898550510"/>La documentation technique<text:bookmark-end text:name="__RefHeading___Toc931_1898550510"/></text:h>
                </text:list-item>
                <text:list-item>
                  <text:h text:style-name="P22" text:outline-level="1"><text:bookmark-start text:name="__RefHeading___Toc933_1898550510"/>La documentation Java et les commentaires<text:bookmark-end text:name="__RefHeading___Toc933_1898550510"/></text:h>
                </text:list-item>
              </text:list>
            </text:list-item>
            <text:list-item>
              <text:h text:style-name="P22" text:outline-level="1"><text:bookmark-start text:name="__RefHeading___Toc935_1898550510"/>La formation utilisateur<text:bookmark-end text:name="__RefHeading___Toc935_1898550510"/></text:h>
            </text:list-item>
          </text:list>
        </text:list-item>
        <text:list-item>
          <text:h text:style-name="P24" text:outline-level="1">Retours d’expérience</text:h>
        </text:list-item>
        <text:list-item>
          <text:h text:style-name="P25" text:outline-level="1"><text:bookmark-start text:name="__RefHeading___Toc939_1898550510"/>Conclusion<text:bookmark-end text:name="__RefHeading___Toc939_1898550510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1" style:list-style-name="Numbering_20_1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text-properties officeooo:rsid="0040a1d1" officeooo:paragraph-rsid="0040a1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Charles Huber <text:s text:c="100"/>CNAM GRAND EST 2017/2018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7-12-05T06:22:06.145527663</dc:date>
    <meta:editing-duration>P10DT22H44M25S</meta:editing-duration>
    <meta:editing-cycles>39</meta:editing-cycles>
    <meta:document-statistic meta:table-count="0" meta:image-count="0" meta:object-count="0" meta:page-count="2" meta:paragraph-count="77" meta:word-count="497" meta:character-count="3460" meta:non-whitespace-character-count="2865"/>
  </office:meta>
</office:document-meta>
</file>